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.098cm"/>
    </style:style>
    <style:style style:name="pr4" style:family="presentation" style:parent-style-name="Domyślnie-title">
      <style:graphic-properties draw:fill="solid" draw:fill-color="#000000" draw:fill-image-width="0cm" draw:fill-image-height="0cm" draw:auto-grow-height="true" fo:min-height="21.855cm"/>
    </style:style>
    <style:style style:name="P1" style:family="paragraph">
      <style:paragraph-properties fo:margin-left="0cm" fo:margin-right="0cm" fo:text-indent="0cm"/>
      <style:text-properties style:font-name="Arial Black" fo:font-size="54pt" style:font-size-asian="54pt" style:font-size-complex="54pt"/>
    </style:style>
    <style:style style:name="P2" style:family="paragraph">
      <style:paragraph-properties fo:margin-left="0cm" fo:margin-right="0cm" fo:text-indent="0cm"/>
      <style:text-properties fo:color="#ffffff" style:font-name="Arial Black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style:font-name="Arial Black1" fo:font-size="54pt" style:font-size-asian="54pt" style:font-size-complex="54pt"/>
    </style:style>
    <style:style style:name="P5" style:family="paragraph">
      <style:paragraph-properties fo:margin-left="0cm" fo:margin-right="0cm" fo:text-indent="0cm"/>
      <style:text-properties fo:color="#ffffff" style:font-name="Arial Black1" fo:font-size="54pt" fo:font-weight="bold" style:font-size-asian="54pt" style:font-size-complex="54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paragraph-properties fo:margin-left="0cm" fo:margin-right="0cm" fo:text-indent="0cm"/>
      <style:text-properties style:font-name="Arial Black1" fo:font-size="54pt" fo:font-weight="normal" style:font-size-asian="54pt" style:font-weight-asian="normal" style:font-size-complex="54pt" style:font-weight-complex="normal"/>
    </style:style>
    <style:style style:name="P8" style:family="paragraph">
      <style:paragraph-properties fo:margin-left="0cm" fo:margin-right="0cm" fo:text-indent="0cm"/>
      <style:text-properties fo:color="#ffffff" style:font-name="Arial Black1" fo:font-size="54pt" fo:font-weight="normal" style:font-size-asian="54pt" style:font-weight-asian="normal" style:font-size-complex="54pt" style:font-weight-complex="normal"/>
    </style:style>
    <style:style style:name="T1" style:family="text">
      <style:text-properties fo:color="#ffffff" style:font-name="Arial Black" fo:font-size="54pt" fo:font-weight="bold" style:font-size-asian="54pt" style:font-size-complex="54pt"/>
    </style:style>
    <style:style style:name="T2" style:family="text">
      <style:text-properties fo:color="#ffffff" style:font-name="Arial Black1" fo:font-size="54pt" fo:font-weight="bold" style:font-size-asian="54pt" style:font-size-complex="54pt"/>
    </style:style>
    <style:style style:name="T3" style:family="text">
      <style:text-properties fo:color="#ffffff" style:font-name="Arial Black1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ieszcie się, weselcie się</text:span><text:span text:style-name="T1"><text:line-break/></text:span><text:span text:style-name="T1">Śpiewajcie i grajcie Mu</text:span><text:span text:style-name="T1"><text:line-break/></text:span><text:span text:style-name="T1">Cieszcie się, weselcie się</text:span><text:span text:style-name="T1"><text:line-break/></text:span><text:span text:style-name="T1">Śpiewajcie i grajcie M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1. Zagrajcie Panu nową pieśń</text:span><text:span text:style-name="T2"><text:line-break/></text:span><text:span text:style-name="T2">Albowiem cuda nam uczynił</text:span><text:span text:style-name="T2"><text:line-break/></text:span><text:span text:style-name="T2">On zbawił nas, objawił się</text:span><text:span text:style-name="T2"><text:line-break/></text:span><text:span text:style-name="T2">On wierny jest dla Izrae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ieszcie się, weselcie się</text:span><text:span text:style-name="T1"><text:line-break/></text:span><text:span text:style-name="T1">Śpiewajcie i grajcie Mu</text:span><text:span text:style-name="T1"><text:line-break/></text:span><text:span text:style-name="T1">Cieszcie się, weselcie się</text:span><text:span text:style-name="T1"><text:line-break/></text:span><text:span text:style-name="T1">Śpiewajcie i grajcie M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3" draw:text-style-name="P5" draw:layer="layout" svg:width="28cm" svg:height="21.098cm" svg:x="0cm" svg:y="-0.098cm" presentation:class="title" presentation:user-transformed="true">
          <draw:text-box>
            <text:p text:style-name="P4"><text:span text:style-name="T2">2. Rozraduj cała ziemio się</text:span><text:span text:style-name="T2"><text:line-break/></text:span><text:span text:style-name="T2">Śpiewajcie Mu</text:span><text:span text:style-name="T2"><text:line-break/></text:span><text:span text:style-name="T2">przy wtórze cytry</text:span><text:span text:style-name="T2"><text:line-break/></text:span><text:span text:style-name="T2">Przy dźwięku harfy</text:span><text:span text:style-name="T2"><text:line-break/></text:span><text:span text:style-name="T2">weselcie się</text:span><text:span text:style-name="T2"><text:line-break/></text:span><text:span text:style-name="T2">Wobec Boga,</text:span><text:span text:style-name="T2"><text:line-break/></text:span><text:span text:style-name="T2">On jest naszym Król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ieszcie się, weselcie się</text:span><text:span text:style-name="T1"><text:line-break/></text:span><text:span text:style-name="T1">Śpiewajcie i grajcie Mu</text:span><text:span text:style-name="T1"><text:line-break/></text:span><text:span text:style-name="T1">Cieszcie się, weselcie się</text:span><text:span text:style-name="T1"><text:line-break/></text:span><text:span text:style-name="T1">Śpiewajcie i grajcie M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4" draw:text-style-name="P8" draw:layer="layout" svg:width="28.5cm" svg:height="21.855cm" svg:x="0cm" svg:y="-0.555cm" presentation:class="title" presentation:user-transformed="true">
          <draw:text-box>
            <text:p text:style-name="P7"><text:span text:style-name="T3">3. Zaklaszczcie rzeki</text:span><text:span text:style-name="T3"><text:line-break/></text:span><text:span text:style-name="T3">w dłonie swe</text:span><text:span text:style-name="T3"><text:line-break/></text:span><text:span text:style-name="T3">Niechaj góry wołają radośnie</text:span><text:span text:style-name="T3"><text:line-break/></text:span><text:span text:style-name="T3">Przychodzi Pan, by sądzić nas</text:span><text:span text:style-name="T3"><text:line-break/></text:span><text:span text:style-name="T3">On okaże</text:span><text:span text:style-name="T3"><text:line-break/></text:span><text:span text:style-name="T3">Swoją sprawiedliwoś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ieszcie się, weselcie się</text:span><text:span text:style-name="T1"><text:line-break/></text:span><text:span text:style-name="T1">Śpiewajcie i grajcie Mu</text:span><text:span text:style-name="T1"><text:line-break/></text:span><text:span text:style-name="T1">Cieszcie się, weselcie się</text:span><text:span text:style-name="T1"><text:line-break/></text:span><text:span text:style-name="T1">Śpiewajcie i grajcie M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5-21T14:09:15</meta:creation-date>
    <dc:date>2016-05-10T00:21:27.674000000</dc:date>
    <dc:language>pl-PL</dc:language>
    <meta:editing-cycles>18</meta:editing-cycles>
    <meta:editing-duration>PT14M49S</meta:editing-duration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